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erif" fo:font-size="12pt"/>
    </style:style>
    <style:style style:name="P3" style:family="paragraph" style:parent-style-name="Standard" style:list-style-name="L1">
      <style:paragraph-properties style:writing-mode="lr-tb"/>
      <style:text-properties style:font-name="serif" fo:font-size="12pt" style:font-size-asian="12pt" style:font-size-complex="12pt"/>
    </style:style>
    <style:style style:name="P4" style:family="paragraph" style:parent-style-name="Standard" style:list-style-name="L1">
      <style:paragraph-properties style:writing-mode="lr-tb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2pt"/>
    </style:style>
    <style:style style:name="T3" style:family="text">
      <style:text-properties style:font-name="serif" fo:font-size="15pt"/>
    </style:style>
    <style:style style:name="T4" style:family="text">
      <style:text-properties style:font-name="serif" fo:font-size="9.75pt"/>
    </style:style>
    <style:style style:name="T5" style:family="text">
      <style:text-properties style:font-name="serif" fo:font-size="8.2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Homework #2 </text:span><text:line-break/><text:span text:style-name="T2">CS468 Secure Programming and Systems Fall 2021 </text:span></text:p>
      <text:p text:style-name="P2">Theodore Curch G01127117</text:p>
      <text:p text:style-name="P2"/>
      <text:list xml:id="list805240734362011771" text:style-name="L1">
        <text:list-item>
          <text:p text:style-name="P3">A</text:p>
          <text:p text:style-name="P3"><text:s/>13* 239 = 3107</text:p>
          <text:p text:style-name="P3"><text:s/>12*238 = 2856</text:p>
          <text:p text:style-name="P4"><text:s/><text:span text:style-name="T6">2856 </text:span></text:p>
          <text:p text:style-name="P4">B</text:p>
          <text:p text:style-name="P4"><text:s text:c="2"/>77^66 % 119 = 98</text:p>
        </text:list-item>
        <text:list-item>
          <text:p text:style-name="P4"><text:span text:style-name="T1"/></text:p>
          <text:p text:style-name="P4"><text:span text:style-name="T1">k=(2</text:span><text:span text:style-name="T1">m</text:span><text:span text:style-name="T1">)</text:span><text:span text:style-name="T1">1/2</text:span><text:span text:style-name="T1">=2</text:span><text:span text:style-name="T1">m/2</text:span><text:span text:style-name="T1"> </text:span></text:p>
          <text:p text:style-name="P4"><text:span text:style-name="T1">m = 256</text:span></text:p>
          <text:p text:style-name="P5"><text:span text:style-name="T1">=2^128 for a 50% chance of success</text:span></text:p>
          <text:p text:style-name="P4"><text:span text:style-name="T1">Justification: </text:span></text:p>
          <text:p text:style-name="P4"><text:span text:style-name="T1">(Birthday Attack) P(n,k) &gt; 1 – e</text:span><text:span text:style-name="T5">-k*(k-1)/2n</text:span><text:span text:style-name="T1"> </text:span></text:p>
          <text:p text:style-name="P4"><text:span text:style-name="T1">k = sqrt(2(ln(2)n)</text:span></text:p>
          <text:p text:style-name="P4"><text:span text:style-name="T1">k=(2m)1/2=2m/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06:10:33.28</meta:creation-date>
    <dc:date>2021-10-07T19:06:59.64</dc:date>
    <meta:editing-duration>P1DT6H9M34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15" meta:word-count="51" meta:character-count="288"/>
  </office:meta>
</office:document-meta>
</file>